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" fo:font-size="18pt" officeooo:rsid="001ebea4" officeooo:paragraph-rsid="001ebea4" style:font-size-asian="15.75pt" style:font-size-complex="18pt"/>
    </style:style>
    <style:style style:name="P2" style:family="paragraph" style:parent-style-name="Table_20_Contents">
      <style:paragraph-properties fo:text-align="center" style:justify-single-word="false"/>
      <style:text-properties officeooo:paragraph-rsid="0029f625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14pt" fo:font-weight="normal" officeooo:rsid="001ebea4" officeooo:paragraph-rsid="001ebea4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Roboto"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Roboto" fo:font-size="14pt" officeooo:rsid="001ebea4" officeooo:paragraph-rsid="001ebea4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Roboto" fo:font-size="14pt" officeooo:rsid="001eccd4" officeooo:paragraph-rsid="001eccd4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Roboto" fo:font-size="14pt" officeooo:rsid="0020af3a" officeooo:paragraph-rsid="0020af3a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Roboto" fo:font-size="14pt" officeooo:rsid="00224d56" officeooo:paragraph-rsid="00224d56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Roboto" fo:font-size="14pt" officeooo:rsid="00257f94" officeooo:paragraph-rsid="00257f94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Roboto" fo:font-size="14pt" officeooo:rsid="0026b3d4" officeooo:paragraph-rsid="0026b3d4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Roboto" fo:font-size="14pt" officeooo:rsid="0029f625" officeooo:paragraph-rsid="0029f625" style:font-size-asian="14pt" style:font-size-complex="14pt"/>
    </style:style>
    <style:style style:name="T1" style:family="text">
      <style:text-properties officeooo:rsid="00224d56"/>
    </style:style>
    <style:style style:name="T2" style:family="text">
      <style:text-properties officeooo:rsid="0023ee80"/>
    </style:style>
    <style:style style:name="T3" style:family="text">
      <style:text-properties officeooo:rsid="0026b3d4"/>
    </style:style>
    <style:style style:name="T4" style:family="text">
      <style:text-properties officeooo:rsid="00289c86"/>
    </style:style>
    <style:style style:name="T5" style:family="text">
      <style:text-properties officeooo:rsid="002b8969"/>
    </style:style>
    <style:style style:name="T6" style:family="text">
      <style:text-properties style:font-name="Roboto" fo:font-size="14pt" officeooo:rsid="002b8969" style:font-size-asian="14pt" style:font-size-complex="14pt"/>
    </style:style>
    <style:style style:name="T7" style:family="text">
      <style:text-properties style:font-name="Roboto" fo:font-size="14pt" officeooo:rsid="0029f625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 recette</text:p>
      <text:p text:style-name="P1"/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Attendu</text:p>
          </table:table-cell>
          <table:table-cell table:style-name="Tableau1.A1" office:value-type="string">
            <text:p text:style-name="P5">Action</text:p>
          </table:table-cell>
          <table:table-cell table:style-name="Tableau1.C1" office:value-type="string">
            <text:p text:style-name="P5">Résultat</text:p>
          </table:table-cell>
        </table:table-row>
        <table:table-row>
          <table:table-cell table:style-name="Tableau1.A2" office:value-type="string">
            <text:p text:style-name="P6"><text:span text:style-name="T3">Accès</text:span> au site</text:p>
          </table:table-cell>
          <table:table-cell table:style-name="Tableau1.A2" office:value-type="string">
            <text:p text:style-name="P6">Connexion a <text:span text:style-name="T4">L’IP</text:span> de la VM serveur</text:p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6"><text:span text:style-name="T3">Accès</text:span> a la BDD</text:p>
          </table:table-cell>
          <table:table-cell table:style-name="Tableau1.A2" office:value-type="string">
            <text:p text:style-name="P6">Connexion a phpmyadmin via l IP de la VM serveur</text:p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7">Connexion au site via un formulaire</text:p>
          </table:table-cell>
          <table:table-cell table:style-name="Tableau1.A2" office:value-type="string">
            <text:p text:style-name="P7">Connexion avec <text:span text:style-name="T1">d</text:span>es identifiant <text:span text:style-name="T1">valide enregistrés en BDD</text:span></text:p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8">Relev<text:span text:style-name="T3">er</text:span> la température des capteurs</text:p>
          </table:table-cell>
          <table:table-cell table:style-name="Tableau1.A2" office:value-type="string">
            <text:p text:style-name="P8">Affichage de la <text:span text:style-name="T2">température</text:span> sur le site</text:p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8">Relever l’humidité du capteur</text:p>
          </table:table-cell>
          <table:table-cell table:style-name="Tableau1.A2" office:value-type="string">
            <text:p text:style-name="P8">Affichage de l’humidité sur le site</text:p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10">Stocker les données</text:p>
          </table:table-cell>
          <table:table-cell table:style-name="Tableau1.A2" office:value-type="string">
            <text:p text:style-name="P9">Enregistrer les relev<text:span text:style-name="T3">és</text:span> <text:span text:style-name="T3">en BDD</text:span></text:p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10">Consulter les données</text:p>
          </table:table-cell>
          <table:table-cell table:style-name="Tableau1.A2" office:value-type="string">
            <text:p text:style-name="P10">Afficher les données enregistrées en BDD et les affichées</text:p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11">Consulter l’état de la serre</text:p>
          </table:table-cell>
          <table:table-cell table:style-name="Tableau1.A2" office:value-type="string">
            <text:p text:style-name="P11">Consulter l’état de la serre sur le site</text:p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11">Paramétrer la régulation</text:p>
          </table:table-cell>
          <table:table-cell table:style-name="Tableau1.A2" office:value-type="string">
            <text:p text:style-name="P11">Paramétrer la régulation sur via le site</text:p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<text:span text:style-name="T7">s</text:span><text:span text:style-name="T6">tocker</text:span><text:span text:style-name="T7"> les paramètres</text:span></text:p>
          </table:table-cell>
          <table:table-cell table:style-name="Tableau1.A2" office:value-type="string">
            <text:p text:style-name="P11">Enregistrer les paramètres de régulation en BDD</text:p>
          </table:table-cell>
          <table:table-cell table:style-name="Tableau1.C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14:31:34.816000000</meta:creation-date>
    <dc:date>2020-03-29T16:07:34.917000000</dc:date>
    <meta:editing-duration>PT1M58S</meta:editing-duration>
    <meta:editing-cycles>2</meta:editing-cycles>
    <meta:generator>LibreOffice/6.3.0.4$Windows_X86_64 LibreOffice_project/057fc023c990d676a43019934386b85b21a9ee99</meta:generator>
    <meta:document-statistic meta:table-count="1" meta:image-count="0" meta:object-count="0" meta:page-count="1" meta:paragraph-count="24" meta:word-count="119" meta:character-count="703" meta:non-whitespace-character-count="608"/>
  </office:meta>
</office:document-meta>
</file>